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bold" officeooo:paragraph-rsid="001ca801" style:font-size-asian="14pt" style:font-weight-asian="bold" style:font-size-complex="14pt"/>
    </style:style>
    <style:style style:name="P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paragraph-rsid="001ca801" style:font-size-asian="14pt" style:font-weight-asian="bold" style:font-size-complex="14pt"/>
    </style:style>
    <style:style style:name="P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1e553d" style:font-size-asian="14pt" style:font-weight-asian="bold" style:font-size-complex="14pt"/>
    </style:style>
    <style:style style:name="P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056a2" style:font-size-asian="14pt" style:font-weight-asian="bold" style:font-size-complex="14pt"/>
    </style:style>
    <style:style style:name="P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1db51" style:font-size-asian="14pt" style:font-weight-asian="bold" style:font-size-complex="14pt"/>
    </style:style>
    <style:style style:name="P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2d549" style:font-size-asian="14pt" style:font-weight-asian="bold" style:font-size-complex="14pt"/>
    </style:style>
    <style:style style:name="P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1e553d" style:font-size-asian="14pt" style:font-weight-asian="bold" style:font-size-complex="14pt" style:font-weight-complex="normal"/>
    </style:style>
    <style:style style:name="P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056a2" style:font-size-asian="14pt" style:font-weight-asian="bold" style:font-size-complex="14pt" style:font-weight-complex="normal"/>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1db51" style:font-size-asian="14pt" style:font-weight-asian="bold" style:font-size-complex="14pt" style:font-weight-complex="normal"/>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1e553d" officeooo:paragraph-rsid="0022d549" style:font-size-asian="14pt" style:font-weight-asian="bold" style:font-size-complex="14pt" style:font-weight-complex="normal"/>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1e553d" officeooo:paragraph-rsid="001e553d" style:font-size-asian="14pt" style:font-weight-asian="normal" style:font-size-complex="14pt" style:font-weight-complex="normal"/>
    </style:style>
    <style:style style:name="P1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1e553d" officeooo:paragraph-rsid="0021db51" style:font-size-asian="14pt" style:font-weight-asian="normal" style:font-size-complex="14pt" style:font-weight-complex="normal"/>
    </style:style>
    <style:style style:name="P13" style:family="paragraph" style:parent-style-name="Default_7e_LT_7e_Notizen" style:list-style-name="L1">
      <loext:graphic-properties draw:fill="none"/>
      <style:paragraph-properties fo:text-align="justify" style:justify-single-word="false" fo:background-color="transparent"/>
      <style:text-properties style:font-name="Arial" fo:font-size="14pt" fo:font-weight="normal" officeooo:rsid="001ffb8a" officeooo:paragraph-rsid="001ffb8a" style:font-size-asian="14pt" style:font-weight-asian="normal" style:font-size-complex="14pt" style:font-weight-complex="normal"/>
    </style:style>
    <style:style style:name="P14" style:family="paragraph" style:parent-style-name="Default_7e_LT_7e_Notizen">
      <loext:graphic-properties draw:fill="none"/>
      <style:paragraph-properties fo:text-align="justify" style:justify-single-word="false" fo:background-color="transparent"/>
      <style:text-properties style:font-name="Arial" fo:font-size="14pt" fo:font-weight="normal" officeooo:rsid="002056a2" officeooo:paragraph-rsid="002056a2" style:font-size-asian="14pt" style:font-weight-asian="normal" style:font-size-complex="14pt" style:font-weight-complex="normal"/>
    </style:style>
    <style:style style:name="P15"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normal" officeooo:rsid="002056a2" officeooo:paragraph-rsid="002056a2" style:font-size-asian="14pt" style:font-weight-asian="normal" style:font-size-complex="14pt" style:font-weight-complex="normal"/>
    </style:style>
    <style:style style:name="P16" style:family="paragraph" style:parent-style-name="Default_7e_LT_7e_Notizen" style:list-style-name="L2">
      <loext:graphic-properties draw:fill="none"/>
      <style:paragraph-properties fo:text-align="justify" style:justify-single-word="false" fo:background-color="transparent"/>
      <style:text-properties style:font-name="Arial" fo:font-size="14pt" fo:font-weight="normal" officeooo:rsid="002056a2" officeooo:paragraph-rsid="002056a2" style:font-size-asian="14pt" style:font-weight-asian="normal" style:font-size-complex="14pt" style:font-weight-complex="normal"/>
    </style:style>
    <style:style style:name="P17" style:family="paragraph" style:parent-style-name="Default_7e_LT_7e_Notizen" style:list-style-name="L2">
      <loext:graphic-properties draw:fill="none"/>
      <style:paragraph-properties fo:text-align="justify" style:justify-single-word="false"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P1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P19"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P20" style:family="paragraph" style:parent-style-name="Default_7e_LT_7e_Notizen" style:list-style-name="L3">
      <loext:graphic-properties draw:fill="none"/>
      <style:paragraph-properties fo:text-align="justify" style:justify-single-word="false" fo:background-color="transparent"/>
      <style:text-properties style:font-name="Arial" fo:font-size="14pt" fo:font-weight="normal" officeooo:rsid="0021db51" officeooo:paragraph-rsid="0021db51" style:font-size-asian="14pt" style:font-weight-asian="normal" style:font-size-complex="14pt" style:font-weight-complex="normal"/>
    </style:style>
    <style:style style:name="P2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22d549" officeooo:paragraph-rsid="0022d549" style:font-size-asian="14pt" style:font-weight-asian="normal" style:font-size-complex="14pt" style:font-weight-complex="normal"/>
    </style:style>
    <style:style style:name="T1" style:family="text">
      <style:text-properties officeooo:rsid="001ca801"/>
    </style:style>
    <style:style style:name="T2" style:family="text">
      <style:text-properties style:use-window-font-color="true" loext:opacity="0%" style:text-outline="false" style:text-line-through-style="none" style:text-line-through-type="none" fo:font-style="normal" fo:text-shadow="none" style:text-underline-style="none" style:letter-kerning="true" style:font-name-asian="DejaVu Sans" style:font-style-asian="normal" style:font-name-complex="Liberation Sans1" style:text-emphasize="none"/>
    </style:style>
    <style:style style:name="T3" style:family="text">
      <style:text-properties style:use-window-font-color="true" loext:opacity="0%" style:text-outline="false" style:text-line-through-style="none" style:text-line-through-type="none" fo:font-style="normal" fo:text-shadow="none" style:text-underline-style="none" officeooo:rsid="001ca801" style:letter-kerning="true" style:font-name-asian="DejaVu Sans" style:font-style-asian="normal" style:font-name-complex="Liberation Sans1" style:text-emphasize="none"/>
    </style:style>
    <style:style style:name="T4" style:family="text">
      <style:text-properties style:use-window-font-color="true" loext:opacity="0%" style:text-outline="false" style:text-line-through-style="none" style:text-line-through-type="none" fo:font-style="normal" fo:text-shadow="none" style:text-underline-style="none" officeooo:rsid="001d519f" style:letter-kerning="true" style:font-name-asian="DejaVu Sans" style:font-style-asian="normal" style:font-name-complex="Liberation Sans1" style:text-emphasize="none"/>
    </style:style>
    <style:style style:name="T5" style:family="text">
      <style:text-properties style:use-window-font-color="true" loext:opacity="0%" style:text-outline="false" style:text-line-through-style="none" style:text-line-through-type="none" fo:font-style="normal" fo:text-shadow="none" style:text-underline-style="none" officeooo:rsid="001e553d" style:letter-kerning="true" style:font-name-asian="DejaVu Sans" style:font-style-asian="normal" style:font-name-complex="Liberation Sans1" style:text-emphasize="none"/>
    </style:style>
    <style:style style:name="T6" style:family="text">
      <style:text-properties style:use-window-font-color="true" loext:opacity="0%" style:text-outline="false" style:text-line-through-style="none" style:text-line-through-type="none" fo:font-style="normal" fo:text-shadow="none" style:text-underline-style="none" officeooo:rsid="001ffb8a" style:letter-kerning="true" style:font-name-asian="DejaVu Sans" style:font-style-asian="normal" style:font-name-complex="Liberation Sans1" style:text-emphasize="none"/>
    </style:style>
    <style:style style:name="T7" style:family="text">
      <style:text-properties style:use-window-font-color="true" loext:opacity="0%" style:text-outline="false" style:text-line-through-style="none" style:text-line-through-type="none" fo:font-style="normal" fo:text-shadow="none" style:text-underline-style="none" officeooo:rsid="002056a2" style:letter-kerning="true" style:font-name-asian="DejaVu Sans" style:font-style-asian="normal" style:font-name-complex="Liberation Sans1" style:text-emphasize="none"/>
    </style:style>
    <style:style style:name="T8" style:family="text">
      <style:text-properties style:use-window-font-color="true" loext:opacity="0%" style:text-outline="false" style:text-line-through-style="none" style:text-line-through-type="none" fo:font-style="normal" fo:text-shadow="none" style:text-underline-style="none" officeooo:rsid="0021db51" style:letter-kerning="true" style:font-name-asian="DejaVu Sans" style:font-style-asian="normal" style:font-name-complex="Liberation Sans1" style:text-emphasize="none"/>
    </style:style>
    <style:style style:name="T9" style:family="text">
      <style:text-properties style:use-window-font-color="true" loext:opacity="0%" style:text-outline="false" style:text-line-through-style="none" style:text-line-through-type="none" fo:font-style="normal" fo:text-shadow="none" style:text-underline-style="none" officeooo:rsid="0022d549" style:letter-kerning="true" style:font-name-asian="DejaVu Sans" style:font-style-asian="normal" style:font-name-complex="Liberation Sans1" style:text-emphasize="none"/>
    </style:style>
    <style:style style:name="T10" style:family="text">
      <style:text-properties style:use-window-font-color="true" loext:opacity="0%" style:text-outline="false" style:text-line-through-style="none" style:text-line-through-type="none" fo:font-style="normal" fo:text-shadow="none" style:text-underline-style="none" fo:font-weight="bold" style:letter-kerning="true" style:font-name-asian="DejaVu Sans" style:font-style-asian="normal" style:font-weight-asian="bold" style:font-name-complex="Liberation Sans1" style:font-weight-complex="bold" style:text-emphasize="none"/>
    </style:style>
    <style:style style:name="T11" style:family="text">
      <style:text-properties officeooo:rsid="001d519f"/>
    </style:style>
    <style:style style:name="T12" style:family="text">
      <style:text-properties officeooo:rsid="001e55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o 1 – Clase <text:span text:style-name="T1">3</text:span>: <text:span text:style-name="T1">Operaciones </text:span><text:span text:style-name="T12">Unar</text:span><text:span text:style-name="T5">ías y </text:span><text:span text:style-name="T11">B</text:span><text:span text:style-name="T1">inar</text:span><text:span text:style-name="T3">ías </text:span><text:span text:style-name="T4">S</text:span><text:span text:style-name="T3">obre </text:span><text:span text:style-name="T4">D</text:span><text:span text:style-name="T3">atos </text:span><text:span text:style-name="T4">S</text:span><text:span text:style-name="T3">imples</text:span></text:p>
      <text:p text:style-name="P2"><text:span text:style-name="T3"/></text:p>
      <text:p text:style-name="P3"><text:span text:style-name="T3">F</text:span><text:span text:style-name="T2">rame 1</text:span></text:p>
      <text:p text:style-name="P3"><text:span text:style-name="T2">Objectivo: Presenatar las operaciones unarías y binarías sobre datos simples</text:span></text:p>
      <text:p text:style-name="P3"><text:span text:style-name="T2">Speach:</text:span></text:p>
      <text:p text:style-name="P11"><text:span text:style-name="T2">Con los datos simples, representados por los números enteros y punto flotante, se pueden realizar dos tipos de operaciones sobre ellos. </text:span></text:p>
      <text:p text:style-name="P11"><text:span text:style-name="T2"/></text:p>
      <text:p text:style-name="P11"><text:span text:style-name="T2">Siendo las operaciones unarias, las que reune todas las operaciones que solo necesita de un número para ejecución. Por otro lado, se encuentra las operaciones binarias, que como su nombre lo menciona, necesita de dos número para que la realización efectiva de la operación.</text:span></text:p>
      <text:p text:style-name="P11"><text:span text:style-name="T2"/></text:p>
      <text:p text:style-name="P12"><text:span text:style-name="T2"/></text:p>
      <text:p text:style-name="P3"><text:span text:style-name="T3">F</text:span><text:span text:style-name="T2">rame </text:span><text:span text:style-name="T7">2</text:span></text:p>
      <text:p text:style-name="P3"><text:span text:style-name="T2">Objectivo: Operaciones Unarias </text:span><text:span text:style-name="T9">sobre números </text:span></text:p>
      <text:p text:style-name="P7"><text:span text:style-name="T2">Speach:</text:span></text:p>
      <text:p text:style-name="P11"><text:span text:style-name="T2">Las operaciones unarias sobre los números enteros y punto flotante en Python se componen de dos </text:span><text:span text:style-name="T6">operaciones:</text:span></text:p>
      <text:list xml:id="list2600843472" text:style-name="L1">
        <text:list-item>
          <text:p text:style-name="P13"><text:span text:style-name="T2">La primera operación de este tipo, que Python la asume implicitamente, es cuando identificamos a un número como positivo o mayor de cero, cuando antecedemos al número el símbolo del signo más, lo cual en la práctica no es común que se realice debido a que por lo general y de acuerdo al algebra cualquier número que no este precedido por un signo, se asume como positivo.</text:span></text:p>
        </text:list-item>
        <text:list-item>
          <text:p text:style-name="P13"><text:span text:style-name="T2">La otra operación unitaria </text:span><text:span text:style-name="T7">que se puede reaizar </text:span><text:span text:style-name="T2">sobre </text:span><text:span text:style-name="T7">un </text:span><text:span text:style-name="T2">número en Python, es la que permite identificar </text:span><text:span text:style-name="T7">a </text:span><text:span text:style-name="T2">un número </text:span><text:span text:style-name="T7">como </text:span><text:span text:style-name="T2">negativo. </text:span><text:span text:style-name="T7">Lo cual se logra</text:span><text:span text:style-name="T2"> al anteceder a</text:span><text:span text:style-name="T7">l número</text:span><text:span text:style-name="T2"> el símbolo del signo negativo, como se realiza en algebra.</text:span></text:p>
        </text:list-item>
      </text:list>
      <text:p text:style-name="P4"><text:span text:style-name="T3"/></text:p>
      <text:p text:style-name="P4"><text:span text:style-name="T3">F</text:span><text:span text:style-name="T2">rame </text:span><text:span text:style-name="T7">3</text:span></text:p>
      <text:p text:style-name="P4"><text:span text:style-name="T2">Objectivo: Operaciones </text:span><text:span text:style-name="T7">Binarias </text:span><text:span text:style-name="T9">sobre números</text:span></text:p>
      <text:p text:style-name="P8"><text:span text:style-name="T2">Speach:</text:span></text:p>
      <text:p text:style-name="P15"><text:span text:style-name="T2">Entre las las operaciones binarias que se pueden realizar entre dos números en Python, se encuentra:</text:span></text:p>
      <text:list xml:id="list3561703875" text:style-name="L2">
        <text:list-item>
          <text:p text:style-name="P16"><text:span text:style-name="T2">La </text:span><text:span text:style-name="T10">suma </text:span></text:p>
        </text:list-item>
        <text:list-item>
          <text:p text:style-name="P16"><text:span text:style-name="T2">La </text:span><text:span text:style-name="T10">resta </text:span></text:p>
        </text:list-item>
        <text:list-item>
          <text:p text:style-name="P17"><text:span text:style-name="T2">La </text:span><text:span text:style-name="T10">multiplicación</text:span></text:p>
        </text:list-item>
        <text:list-item>
          <text:p text:style-name="P17"><text:span text:style-name="T2">La </text:span><text:span text:style-name="T10">potencia</text:span><text:span text:style-name="T2">, representada por el doble asterísco.</text:span></text:p>
        </text:list-item>
        <text:list-item>
          <text:p text:style-name="P16"><text:span text:style-name="T2">La </text:span><text:span text:style-name="T10">división</text:span><text:span text:style-name="T2">, la cual siempre devuelve un punto flotante independientemente a que tipo de número se aplique</text:span></text:p>
        </text:list-item>
        <text:list-item>
          <text:p text:style-name="P16"><text:soft-page-break/><text:span text:style-name="T2">La </text:span><text:span text:style-name="T10">división</text:span><text:span text:style-name="T2"> </text:span><text:span text:style-name="T10">entera</text:span><text:span text:style-name="T2">, </text:span><text:span text:style-name="T8">representada por el doble /. La división entera </text:span><text:span text:style-name="T2">a diferencia de la división, devuelve el entero inferior más cercano al valor resultante de la división en el caso que no sea real qebrado</text:span></text:p>
        </text:list-item>
        <text:list-item>
          <text:p text:style-name="P16"><text:span text:style-name="T2">El </text:span><text:span text:style-name="T10">modulo</text:span><text:span text:style-name="T2">, </text:span><text:span text:style-name="T8">que se representa por el símbolo de porcentaje. E</text:span><text:span text:style-name="T2">sta operación binaria devuelve el resto que queda de dividir dos números, el cual es 1 o 0, el 1 lo devuelve cuando el número del numerado no es multiplo del divisor, por ejemplo cuando se divide 3 por 3. Cuando el numerador si es multiplo del divisor se obtiene 0, por ejemplo, cuando el numerador es 4 y el divisor es 2</text:span></text:p>
        </text:list-item>
      </text:list>
      <text:p text:style-name="P14"><text:span text:style-name="T2"/></text:p>
      <text:p text:style-name="P5"><text:span text:style-name="T3">F</text:span><text:span text:style-name="T2">rame </text:span><text:span text:style-name="T9">4</text:span></text:p>
      <text:p text:style-name="P5"><text:span text:style-name="T2">Objectivo: </text:span><text:span text:style-name="T8">Prioridad de las operaciones </text:span><text:span text:style-name="T9">sobre números</text:span></text:p>
      <text:p text:style-name="P9"><text:span text:style-name="T2">Speach:</text:span></text:p>
      <text:p text:style-name="P18"><text:span text:style-name="T2">Las operaciones sobre los números tienen diferentes prioridades o en otras palabras su orden de ejecución cumple con cierto jeraquización, lo cual se describe a continuación:</text:span></text:p>
      <text:list xml:id="list3929950236" text:style-name="L3">
        <text:list-item>
          <text:p text:style-name="P20"><text:span text:style-name="T2">Las operaciones unarias son las primeras que se ejecutan</text:span></text:p>
        </text:list-item>
        <text:list-item>
          <text:p text:style-name="P20"><text:span text:style-name="T2">Después se encuentran la multiplicación y las diferentes formas de división y la operación binaría modulo</text:span></text:p>
        </text:list-item>
        <text:list-item>
          <text:p text:style-name="P20"><text:span text:style-name="T2">Por último, se encuentra la suma y la resta</text:span></text:p>
        </text:list-item>
      </text:list>
      <text:p text:style-name="P19"><text:span text:style-name="T2">En el caso de que la expresión algebraíca cuenta con diferentes operaciones con igual prioridad de ejecución, estas se iran ejecutando de izquierda a derecha. </text:span></text:p>
      <text:p text:style-name="P18"><text:span text:style-name="T2">Python además permite intervenir en el orden </text:span><text:span text:style-name="T9">y en la </text:span><text:span text:style-name="T2">ejecución de las operaciones, </text:span><text:span text:style-name="T9">usando paréntesis, ya que estos nos permiten delimitar la utilización de los operadores.</text:span></text:p>
      <text:p text:style-name="P18"><text:span text:style-name="T9"/></text:p>
      <text:p text:style-name="P6"><text:span text:style-name="T3">F</text:span><text:span text:style-name="T2">rame </text:span><text:span text:style-name="T9">5</text:span></text:p>
      <text:p text:style-name="P6"><text:span text:style-name="T2">Objectivo: </text:span><text:span text:style-name="T9">Atajos de las Operaciones binarías sobre números</text:span></text:p>
      <text:p text:style-name="P10"><text:span text:style-name="T9">Speach:</text:span></text:p>
      <text:p text:style-name="P21"><text:span text:style-name="T2">Las operaciones binarías en Python, se pueden indicar con un formato especial, regularmente no usado por otros lenguajes de programación, el cual consiste en anteceder el signo igual con la operación binaría que se desea aplicar sobre la cantidad que está al lado izquierdo del igual.</text:span></text:p>
      <text:p text:style-name="P21"><text:span text:style-name="T2"/></text:p>
      <text:p text:style-name="P21"><text:span text:style-name="T2">Como dato curioso dentro del lenguaje Python, el signo igual se reconoce como el operador asignación, debido a que su trabajo es asignar el valor que se encuentra a su derecha a la variable que se encuentra a su izquierda o aplicar el valor que se encuentra a la derecha al de la izquierda por medio de la operación binaria, como se indicó en el formato antes mencion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21:27:19.875355205</meta:creation-date>
    <dc:date>2024-03-06T19:27:50.950573495</dc:date>
    <meta:editing-duration>PT1H48M8S</meta:editing-duration>
    <meta:editing-cycles>7</meta:editing-cycles>
    <meta:generator>LibreOffice/7.3.7.2$Linux_X86_64 LibreOffice_project/30$Build-2</meta:generator>
    <meta:document-statistic meta:table-count="0" meta:image-count="0" meta:object-count="0" meta:page-count="2" meta:paragraph-count="37" meta:word-count="644" meta:character-count="3787" meta:non-whitespace-character-count="3186"/>
  </office:meta>
</office:document-meta>
</file>